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ignore-even-headers-footers="true" co:time-zone="10800" office:version="1.2">
  <office:font-face-decls/>
  <office:automatic-styles>
    <style:style co:numbering-list-id="list_27" style:family="paragraph" style:list-style-name="numList_27" style:name="P39" style:parent-style-name="Text_body">
      <style:paragraph-properties fo:margin-bottom="0pt" fo:margin-top="0pt" loext:contextual-spacing="false"/>
    </style:style>
    <style:style style:family="paragraph" style:master-page-name="Standard" style:name="P1" style:parent-style-name="Standard"/>
    <style:style co:numbering-list-id="list_25" style:family="paragraph" style:list-style-name="numList_25" style:name="P36" style:parent-style-name="Text_body"/>
    <style:style co:numbering-list-id="list_26" style:family="paragraph" style:list-style-name="numList_26" style:name="P37" style:parent-style-name="Text_body">
      <style:paragraph-properties fo:margin-bottom="0pt" fo:margin-top="0pt" loext:contextual-spacing="false"/>
    </style:style>
    <style:style co:numbering-list-id="list_18" style:family="paragraph" style:list-level="2" style:list-style-name="numList_18" style:name="P26" style:parent-style-name="Text_body"/>
    <style:style co:numbering-list-id="list_20" style:family="paragraph" style:list-style-name="numList_20" style:name="P29" style:parent-style-name="Text_body">
      <style:paragraph-properties fo:margin-bottom="0pt" fo:margin-top="0pt" loext:contextual-spacing="false"/>
    </style:style>
    <style:style co:numbering-list-id="list_7" style:family="paragraph" style:list-style-name="numList_7" style:name="P8" style:parent-style-name="Text_body"/>
    <style:style co:numbering-list-id="list_16" style:family="paragraph" style:list-style-name="numList_16" style:name="P19" style:parent-style-name="Text_body">
      <style:paragraph-properties fo:margin-bottom="0pt" fo:margin-top="0pt" loext:contextual-spacing="false"/>
    </style:style>
    <style:style co:numbering-list-id="list_15" style:family="paragraph" style:list-style-name="numList_15" style:name="P18" style:parent-style-name="Text_body"/>
    <style:style co:numbering-list-id="list_15" style:family="paragraph" style:list-style-name="numList_15" style:name="P17" style:parent-style-name="Text_body">
      <style:paragraph-properties fo:margin-bottom="0pt" fo:margin-top="0pt" loext:contextual-spacing="false"/>
    </style:style>
    <style:style co:numbering-list-id="list_32" style:family="paragraph" style:list-style-name="numList_32" style:name="P49" style:parent-style-name="Text_body"/>
    <style:style co:numbering-list-id="list_29" style:family="paragraph" style:list-style-name="numList_29" style:name="P43" style:parent-style-name="Text_body"/>
    <style:style co:numbering-list-id="list_11" style:family="paragraph" style:list-style-name="numList_11" style:name="P12" style:parent-style-name="Text_body"/>
    <style:style co:numbering-list-id="list_28" style:family="paragraph" style:list-style-name="numList_28" style:name="P41" style:parent-style-name="Text_body">
      <style:paragraph-properties fo:margin-bottom="0pt" fo:margin-top="0pt" loext:contextual-spacing="false"/>
    </style:style>
    <style:style co:numbering-list-id="list_32" style:family="paragraph" style:list-style-name="numList_32" style:name="P48" style:parent-style-name="Text_body">
      <style:paragraph-properties fo:margin-bottom="0pt" fo:margin-top="0pt" loext:contextual-spacing="false"/>
    </style:style>
    <style:style co:numbering-list-id="list_24" style:family="paragraph" style:list-style-name="numList_24" style:name="P34" style:parent-style-name="Text_body"/>
    <style:style co:numbering-list-id="list_17" style:family="paragraph" style:list-level="2" style:list-style-name="numList_17" style:name="P23" style:parent-style-name="Text_body"/>
    <style:style co:numbering-list-id="list_12" style:family="paragraph" style:list-style-name="numList_12" style:name="P13" style:parent-style-name="Text_body"/>
    <style:style co:numbering-list-id="list_17" style:family="paragraph" style:list-level="2" style:list-style-name="numList_17" style:name="P22" style:parent-style-name="Text_body">
      <style:paragraph-properties fo:margin-bottom="0pt" fo:margin-top="0pt" loext:contextual-spacing="false"/>
    </style:style>
    <style:style co:numbering-list-id="list_9" style:family="paragraph" style:list-style-name="numList_9" style:name="P10" style:parent-style-name="Text_body"/>
    <style:style co:numbering-list-id="list_25" style:family="paragraph" style:list-style-name="numList_25" style:name="P35" style:parent-style-name="Text_body">
      <style:paragraph-properties fo:margin-bottom="0pt" fo:margin-top="0pt" loext:contextual-spacing="false"/>
    </style:style>
    <style:style co:numbering-list-id="list_18" style:family="paragraph" style:list-level="2" style:list-style-name="numList_18" style:name="P25" style:parent-style-name="Text_body">
      <style:paragraph-properties fo:margin-bottom="0pt" fo:margin-top="0pt" loext:contextual-spacing="false"/>
    </style:style>
    <style:style co:numbering-list-id="list_1" style:family="paragraph" style:list-style-name="numList_1" style:name="P2" style:parent-style-name="Text_body"/>
    <style:style co:numbering-list-id="list_31" style:family="paragraph" style:list-style-name="numList_31" style:name="P47" style:parent-style-name="Text_body"/>
    <style:style co:numbering-list-id="list_19" style:family="paragraph" style:list-style-name="numList_19" style:name="P28" style:parent-style-name="Text_body"/>
    <style:style co:numbering-list-id="list_10" style:family="paragraph" style:list-style-name="numList_10" style:name="P11" style:parent-style-name="Text_body"/>
    <style:style co:numbering-list-id="list_31" style:family="paragraph" style:list-style-name="numList_31" style:name="P46" style:parent-style-name="Text_body">
      <style:paragraph-properties fo:margin-bottom="0pt" fo:margin-top="0pt" loext:contextual-spacing="false"/>
    </style:style>
    <style:style co:numbering-list-id="list_13" style:family="paragraph" style:list-style-name="numList_13" style:name="P14" style:parent-style-name="Text_body"/>
    <style:style co:numbering-list-id="list_17" style:family="paragraph" style:list-style-name="numList_17" style:name="P21" style:parent-style-name="Text_body">
      <style:paragraph-properties fo:margin-bottom="0pt" fo:margin-top="0pt" loext:contextual-spacing="false"/>
    </style:style>
    <style:style co:numbering-list-id="list_26" style:family="paragraph" style:list-style-name="numList_26" style:name="P38" style:parent-style-name="Text_body"/>
    <style:style co:numbering-list-id="list_14" style:family="paragraph" style:list-style-name="numList_14" style:name="P15" style:parent-style-name="Text_body">
      <style:paragraph-properties fo:margin-bottom="0pt" fo:margin-top="0pt" loext:contextual-spacing="false"/>
    </style:style>
    <style:style co:numbering-list-id="list_4" style:family="paragraph" style:list-style-name="numList_4" style:name="P5" style:parent-style-name="Text_body"/>
    <style:style co:numbering-list-id="list_2" style:family="paragraph" style:list-style-name="numList_2" style:name="P3" style:parent-style-name="Text_body"/>
    <style:style co:numbering-list-id="list_30" style:family="paragraph" style:list-style-name="numList_30" style:name="P44" style:parent-style-name="Text_body">
      <style:paragraph-properties fo:margin-bottom="0pt" fo:margin-top="0pt" loext:contextual-spacing="false"/>
    </style:style>
    <style:style co:numbering-list-id="list_27" style:family="paragraph" style:list-style-name="numList_27" style:name="P40" style:parent-style-name="Text_body"/>
    <style:style co:numbering-list-id="list_6" style:family="paragraph" style:list-style-name="numList_6" style:name="P7" style:parent-style-name="Text_body"/>
    <style:style co:numbering-list-id="list_22" style:family="paragraph" style:list-style-name="numList_22" style:name="P32" style:parent-style-name="Text_body"/>
    <style:style co:numbering-list-id="list_18" style:family="paragraph" style:list-style-name="numList_18" style:name="P24" style:parent-style-name="Text_body">
      <style:paragraph-properties fo:margin-bottom="0pt" fo:margin-top="0pt" loext:contextual-spacing="false"/>
    </style:style>
    <style:style co:numbering-list-id="list_28" style:family="paragraph" style:list-style-name="numList_28" style:name="P42" style:parent-style-name="Text_body"/>
    <style:style co:numbering-list-id="list_8" style:family="paragraph" style:list-style-name="numList_8" style:name="P9" style:parent-style-name="Text_body"/>
    <style:style co:numbering-list-id="list_5" style:family="paragraph" style:list-style-name="numList_5" style:name="P6" style:parent-style-name="Text_body"/>
    <style:style co:numbering-list-id="list_14" style:family="paragraph" style:list-style-name="numList_14" style:name="P16" style:parent-style-name="Text_body"/>
    <style:style co:numbering-list-id="list_3" style:family="paragraph" style:list-style-name="numList_3" style:name="P4" style:parent-style-name="Text_body"/>
    <style:style co:numbering-list-id="list_30" style:family="paragraph" style:list-style-name="numList_30" style:name="P45" style:parent-style-name="Text_body"/>
    <style:style co:numbering-list-id="list_20" style:family="paragraph" style:list-style-name="numList_20" style:name="P30" style:parent-style-name="Text_body"/>
    <style:style co:numbering-list-id="list_16" style:family="paragraph" style:list-style-name="numList_16" style:name="P20" style:parent-style-name="Text_body"/>
    <style:style co:numbering-list-id="list_19" style:family="paragraph" style:list-style-name="numList_19" style:name="P27" style:parent-style-name="Text_body">
      <style:paragraph-properties fo:margin-bottom="0pt" fo:margin-top="0pt" loext:contextual-spacing="false"/>
    </style:style>
    <style:style co:numbering-list-id="list_23" style:family="paragraph" style:list-style-name="numList_23" style:name="P33" style:parent-style-name="Text_body"/>
    <style:style co:numbering-list-id="list_21" style:family="paragraph" style:list-style-name="numList_21" style:name="P31" style:parent-style-name="Text_body"/>
    <style:style style:family="text" style:name="T1" style:parent-style-name="Strong_Emphasis_tx"/>
  </office:automatic-styles>
  <office:body>
    <office:text>
      <text:tracked-changes text:track-changes="false"/>
      <text:p text:style-name="P1">Контрольные вопросы<text:line-break/></text:p>
      <text:p text:style-name="Standard">1. Что собой представляет ЭЦ</text:p>
      <text:p text:style-name="Standard">Ответ: <text:s text:c="1"/>Электрическая цепь — это система, состоящая из электрических элементов (резисторов, конденсаторов, индуктивностей, источников напряжения и тока и т.д.), соединённых проводниками для передачи электрического тока. Основное назначение электрической цепи — обеспечение движения электрического тока для выполнения полезной работы, такой как освещение, работа двигателей, передача информации и другие. </text:p>
      <text:p text:style-name="Standard"/>
      <text:p text:style-name="Standard">2. Топология ЭЦ: многополюсники, двухполюнсники (ветви), узлы, контуры</text:p>
      <text:p text:style-name="Standard">Ответ: </text:p>
      <text:p text:style-name="Text_body"><text:span text:style-name="T1"><text:s text:c="11"/>Многополюсники</text:span><text:s text:c="1"/>— элементы электрической цепи с несколькими выводами <text:tab/>(полюсами), через которые проходит ток. Они бывают двухполюсными, <text:tab/>рёхполюсными и многими другими, в зависимости от числа выводов.</text:p>
      <text:list text:style-name="numList_1" xml:id="list_1">
        <text:list-item>
          <text:p text:style-name="P2"><text:span text:style-name="T1">Двухполюсники (ветви)</text:span><text:s text:c="1"/>— элементы цепи с двумя выводами, соединяющие два узла. Ветви могут включать в себя резисторы, конденсаторы, источники питания и другие компоненты.</text:p>
        </text:list-item>
      </text:list>
      <text:list text:style-name="numList_2" xml:id="list_2">
        <text:list-item>
          <text:p text:style-name="P3"><text:span text:style-name="T1">Узлы</text:span><text:s text:c="1"/>— точки соединения трёх и более ветвей в электрической цепи. В узлах выполняется закон Кирхгофа для токов.</text:p>
        </text:list-item>
      </text:list>
      <text:list text:style-name="numList_3" xml:id="list_3">
        <text:list-item>
          <text:p text:style-name="P4"><text:span text:style-name="T1">Контуры</text:span><text:s text:c="1"/>— замкнутые пути в цепи, состоящие из нескольких ветвей. По контурам применяют закон Кирхгофа для напряжений.</text:p>
        </text:list-item>
      </text:list>
      <text:p text:style-name="Text_body">3. Основные элементы ЭЦ (сопротивления, источники, проводники)</text:p>
      <text:p text:style-name="Text_body"><text:span text:style-name="T1">Сопротивления (резисторы)</text:span><text:s text:c="1"/>— элементы, ограничивающие ток, превращая часть электрической энергии в тепло. Пример: резистор на 10 Ом в цепи ограничивает ток.</text:p>
      <text:list text:style-name="numList_4" xml:id="list_4">
        <text:list-item>
          <text:p text:style-name="P5"><text:span text:style-name="T1">Источники</text:span><text:s text:c="1"/>— устройства, создающие электрическое напряжение или ток. Пример: батарея на 12 В или генератор переменного тока.</text:p>
        </text:list-item>
      </text:list>
      <text:list text:style-name="numList_5" xml:id="list_5">
        <text:list-item>
          <text:p text:style-name="P6"><text:span text:style-name="T1">Проводники</text:span><text:s text:c="1"/>— материалы, которые с минимальным сопротивлением проводят электрический ток. Пример: медный провод используется для соединения компонентов в цепи.</text:p>
        </text:list-item>
      </text:list>
      <text:p text:style-name="Text_body">4. Основные законы и правила используемые для математического описания ЭЦ</text:p>
      <text:p text:style-name="Text_body"><text:span text:style-name="T1">Закон Ома</text:span><text:s text:c="1"/>— напряжение на участке цепи пропорционально произведению тока и сопротивления: U=IRU = IRU=IR. Пример: если сопротивление 5 Ом, а ток 2 А, напряжение будет 10 В.</text:p>
      <text:list text:style-name="numList_6" xml:id="list_6">
        <text:list-item>
          <text:p text:style-name="P7"><text:span text:style-name="T1">Первый закон Кирхгофа</text:span><text:s text:c="1"/>— сумма токов, входящих в узел, равна сумме токов, выходящих из него. Пример: если в узел входит 3 А и 2 А, то суммарный выходящий ток равен 5 А.</text:p>
        </text:list-item>
      </text:list>
      <text:list text:style-name="numList_7" xml:id="list_7">
        <text:list-item>
          <text:p text:style-name="P8"><text:span text:style-name="T1">Второй закон Кирхгофа</text:span><text:s text:c="1"/>— сумма напряжений в любом замкнутом контуре цепи равна нулю. Пример: напряжение на источнике равно сумме падений напряжений на всех элементах контура.</text:p>
        </text:list-item>
      </text:list>
      <text:list text:style-name="numList_8" xml:id="list_8">
        <text:list-item>
          <text:p text:style-name="P9"><text:span text:style-name="T1">Правило делителя напряжения</text:span><text:s text:c="1"/>— напряжение на резисторе в цепи пропорционально его сопротивлению относительно общего сопротивления цепи. Пример: если два резистора на 4 Ом и 6 Ом соединены последовательно, то напряжение делится в соотношении 4:6.</text:p>
        </text:list-item>
      </text:list>
      <text:list text:style-name="numList_9" xml:id="list_9">
        <text:list-item>
          <text:p text:style-name="P10"><text:span text:style-name="T1">Правило делителя тока</text:span><text:s text:c="1"/>— ток в параллельной цепи распределяется обратно пропорционально сопротивлениям ветвей. Пример: ток предпочтительно проходит через ветвь с меньшим сопротивлением.</text:p>
        </text:list-item>
      </text:list>
      <text:p text:style-name="Text_body">5. Основные индикаторы ЭЦ:</text:p>
      <text:p text:style-name="Text_body"><text:tab/><text:span text:style-name="T1">Амперметр</text:span><text:s text:c="1"/>— измеряет силу тока и подключается последовательно к цепи. <text:tab/>Чтобы минимизировать влияние, амперметр имеет очень малое внутреннее <text:tab/>сопротивление, что предотвращает значительное изменение тока в цепи.</text:p>
      <text:list text:style-name="numList_10" xml:id="list_10">
        <text:list-item>
          <text:p text:style-name="P11"><text:span text:style-name="T1">Вольтметр</text:span><text:s text:c="1"/>— измеряет напряжение и подключается параллельно к элементу цепи. Чтобы минимизировать воздействие на цепь, вольтметр имеет очень большое внутреннее сопротивление, уменьшая ток, протекающий через него.</text:p>
        </text:list-item>
      </text:list>
      <text:list text:style-name="numList_11" xml:id="list_11">
        <text:list-item>
          <text:p text:style-name="P12"><text:span text:style-name="T1">Ваттметр</text:span><text:s text:c="1"/>— измеряет мощность и подключается как амперметр и вольтметр (одновременно по току и напряжению). Для минимизации погрешностей ваттметр имеет низкое сопротивление в токовой цепи и высокое — в цепи напряжения, чтобы не влиять на измеряемую систему.</text:p>
        </text:list-item>
      </text:list>
      <text:p text:style-name="Text_body"/>
      <text:p text:style-name="Text_body">6. Определение постоянного тока теоретическое и практическое</text:p>
      <text:h text:outline-level="3" text:style-name="Heading_3">Теоретическое определение:</text:h>
      <text:p text:style-name="Text_body"><text:span text:style-name="T1">Постоянный ток (DC)</text:span><text:s text:c="1"/>— это электрический ток, который течет в одном направлении и имеет неизменную во времени величину. Напряжение, создающее такой ток, также постоянно во времени, без колебаний или изменения полярности.</text:p>
      <text:h text:outline-level="3" text:style-name="Heading_3">Практическое определение:</text:h>
      <text:p text:style-name="Text_body">Постоянный ток — это ток, генерируемый, например, батареями или солнечными панелями, который используется для питания таких устройств, как телефоны, ноутбуки и светодиодное освещение. Его величина и направление остаются постоянными при стабильных условиях работы.</text:p>
      <text:p text:style-name="Text_body"/>
      <text:p text:style-name="Text_body"/>
      <text:p text:style-name="Text_body">7. Что значит номинальный режим работы ЭЦ, номинальные значения параметров ЭЦ, общее понятие номинала</text:p>
      <text:p text:style-name="Text_body"><text:span text:style-name="T1"/><text:tab/><text:span text:style-name="T1"/><text:span text:style-name="T1">Номинальный режим работы ЭЦ</text:span><text:s text:c="1"/>— это нормальный рабочий режим цепи, <text:tab/>когда все элементы функционируют в пределах установленных характеристик.</text:p>
      <text:list text:style-name="numList_12" xml:id="list_12">
        <text:list-item>
          <text:p text:style-name="P13"><text:span text:style-name="T1">Номинальные значения параметров ЭЦ</text:span><text:s text:c="1"/>— это расчетные значения напряжения, тока и мощности, при которых элементы цепи работают эффективно и безопасно.</text:p>
        </text:list-item>
      </text:list>
      <text:list text:style-name="numList_13" xml:id="list_13">
        <text:list-item>
          <text:p text:style-name="P14"><text:span text:style-name="T1">Номинал</text:span><text:s text:c="1"/>— это оптимальное значение параметра, указанное производителем для нормальной работы устройства.</text:p>
        </text:list-item>
      </text:list>
      <text:p text:style-name="Text_body">8. Основные схемы и назначения соединения источников электрической энергии (последовательное, параллельное, комбинированное). Расчет результирующих ЭДС и емкостей при различных соединениях источников</text:p>
      <text:h text:outline-level="3" text:style-name="Heading_3"><text:span text:style-name="T1">Последовательное соединение источников</text:span></text:h>
      <text:list text:style-name="numList_14" xml:id="list_14">
        <text:list-item>
          <text:p text:style-name="P15"><text:span text:style-name="T1">Назначение</text:span>: Увеличение общего напряжения (ЭДС) без изменения тока.</text:p>
        </text:list-item>
        <text:list-item>
          <text:p text:style-name="P15"><text:span text:style-name="T1">Расчет ЭДС</text:span>: ЭДС всех источников складываются:<text:line-break/>Eобщ=E1+E2+E3+…E_{\text{общ}} = E_1 + E_2 + E_3 + \dotsEобщ​=E1​+E2​+E3​+…</text:p>
        </text:list-item>
        <text:list-item>
          <text:p text:style-name="P16"><text:span text:style-name="T1">Расчет емкости</text:span><text:s text:c="1"/>(для конденсаторов): Обратные емкости суммируются:<text:line-break/>1Cобщ=1C1+1C2+…\frac{1}{C_{\text{общ}}} = \frac{1}{C_1} + \frac{1}{C_2} + \dotsCобщ​1​=C1​1​+C2​1​+…</text:p>
        </text:list-item>
      </text:list>
      <text:h text:outline-level="3" text:style-name="Heading_3">2. <text:span text:style-name="T1">Параллельное соединение источников</text:span></text:h>
      <text:list text:style-name="numList_15" xml:id="list_15">
        <text:list-item>
          <text:p text:style-name="P17"><text:span text:style-name="T1">Назначение</text:span>: Увеличение тока при сохранении того же напряжения.</text:p>
        </text:list-item>
        <text:list-item>
          <text:p text:style-name="P17"><text:span text:style-name="T1">Расчет ЭДС</text:span>: ЭДС остаётся одинаковой для всех источников (при одинаковом значении):<text:line-break/>Eобщ=E1=E2=E3E_{\text{общ}} = E_1 = E_2 = E_3Eобщ​=E1​=E2​=E3​</text:p>
        </text:list-item>
        <text:list-item>
          <text:p text:style-name="P18"><text:span text:style-name="T1">Расчет емкости</text:span>: Емкости складываются:<text:line-break/>Cобщ=C1+C2+…C_{\text{общ}} = C_1 + C_2 + \dotsCобщ​=C1​+C2​+…</text:p>
        </text:list-item>
      </text:list>
      <text:h text:outline-level="3" text:style-name="Heading_3">3. <text:span text:style-name="T1">Комбинированное соединение источников</text:span></text:h>
      <text:list text:style-name="numList_16" xml:id="list_16">
        <text:list-item>
          <text:p text:style-name="P19"><text:span text:style-name="T1">Назначение</text:span>: Совмещает преимущества последовательного и параллельного соединений для достижения нужных токов и напряжений.</text:p>
        </text:list-item>
        <text:list-item>
          <text:p text:style-name="P19"><text:span text:style-name="T1">Расчет ЭДС</text:span>: Для каждого последовательного блока суммируются ЭДС, а затем складываются параллельные блоки.</text:p>
        </text:list-item>
        <text:list-item>
          <text:p text:style-name="P20"><text:span text:style-name="T1">Расчет емкости</text:span>: Рассчитывается по правилам как для параллельных и последовательных соединений.</text:p>
        </text:list-item>
      </text:list>
      <text:p text:style-name="Text_body"/>
      <text:p text:style-name="Text_body"/>
      <text:p text:style-name="Text_body">9. Основные схемы и назначения соединения приемников<text:s text:c="1"/>электрической энергии (последовательное, параллельное, комбинированное). Расчет результирующих ЭДС и емкостей при различных соединениях источников</text:p>
      <text:p text:style-name="Text_body">Ответ:</text:p>
      <text:h text:outline-level="3" text:style-name="Heading_3"><text:span text:style-name="T1">Последовательное соединение</text:span></text:h>
      <text:list text:style-name="numList_17" xml:id="list_17">
        <text:list-item>
          <text:p text:style-name="P21"><text:span text:style-name="T1">Назначение</text:span>: Обеспечивает одинаковый ток и увеличивает общее сопротивление.</text:p>
        </text:list-item>
        <text:list-item>
          <text:p text:style-name="P21"><text:span text:style-name="T1">Расчет</text:span>:</text:p>
          <text:list>
            <text:list-item>
              <text:p text:style-name="P22">Общее сопротивление:<text:line-break/>Rобщ=R1+R2+…R_{\text{общ}} = R_1 + R_2 + \dotsRобщ​=R1​+R2​+…</text:p>
            </text:list-item>
            <text:list-item>
              <text:p text:style-name="P23">Ток:<text:line-break/>Iобщ=I1=I2=…I_{\text{общ}} = I_1 = I_2 = \dotsIобщ​=I1​=I2​=…</text:p>
            </text:list-item>
          </text:list>
        </text:list-item>
      </text:list>
      <text:h text:outline-level="3" text:style-name="Heading_3">2. <text:span text:style-name="T1">Параллельное соединение</text:span></text:h>
      <text:list text:style-name="numList_18" xml:id="list_18">
        <text:list-item>
          <text:p text:style-name="P24"><text:span text:style-name="T1">Назначение</text:span>: Обеспечивает одинаковое напряжение и увеличивает общий ток.</text:p>
        </text:list-item>
        <text:list-item>
          <text:p text:style-name="P24"><text:span text:style-name="T1">Расчет</text:span>:</text:p>
          <text:list>
            <text:list-item>
              <text:p text:style-name="P25">Общее сопротивление:<text:line-break/>1Rобщ=1R1+1R2+…\frac{1}{R_{\text{общ}}} = \frac{1}{R_1} + \frac{1}{R_2} + \dotsRобщ​1​=R1​1​+R2​1​+…</text:p>
            </text:list-item>
            <text:list-item>
              <text:p text:style-name="P26">Ток:<text:line-break/>Iобщ=I1+I2+…I_{\text{общ}} = I_1 + I_2 + \dotsIобщ​=I1​+I2​+…</text:p>
            </text:list-item>
          </text:list>
        </text:list-item>
      </text:list>
      <text:h text:outline-level="3" text:style-name="Heading_3">3. <text:span text:style-name="T1">Комбинированное соединение</text:span></text:h>
      <text:list text:style-name="numList_19" xml:id="list_19">
        <text:list-item>
          <text:p text:style-name="P27"><text:span text:style-name="T1">Назначение</text:span>: Сочетает преимущества последовательного и параллельного соединений.</text:p>
        </text:list-item>
        <text:list-item>
          <text:p text:style-name="P28"><text:span text:style-name="T1">Расчет</text:span>: Сопротивления рассчитываются отдельно для последовательных и параллельных групп, а затем комбинируются.</text:p>
        </text:list-item>
      </text:list>
      <text:p text:style-name="Text_body">10. Определение и назначение потенциальной диаграммы контура</text:p>
      <text:h text:outline-level="3" text:style-name="Heading_3">Определение:</text:h>
      <text:p text:style-name="Text_body"><text:span text:style-name="T1">Потенциальная диаграмма контура</text:span><text:s text:c="1"/>— это графическое представление распределения электрического потенциала вдоль замкнутого контура электрической цепи.</text:p>
      <text:h text:outline-level="3" text:style-name="Heading_3">Назначение:</text:h>
      <text:list text:style-name="numList_20" xml:id="list_20">
        <text:list-item>
          <text:p text:style-name="P29"><text:span text:style-name="T1">Анализ</text:span>: Визуально показывает распределение потенциалов в цепи.</text:p>
        </text:list-item>
        <text:list-item>
          <text:p text:style-name="P30"><text:span text:style-name="T1">Расчет</text:span>: Упрощает расчет напряжений и токов с использованием законов Кирхгофа.</text:p>
        </text:list-item>
      </text:list>
      <text:p text:style-name="Text_body"/>
      <text:p text:style-name="Text_body"/>
      <text:p text:style-name="Text_body">11. Определение идеального и реального источника ЭДС. Показать их различие на потенциальной диаграмме контура</text:p>
      <text:h text:outline-level="3" text:style-name="Heading_3">Определение:</text:h>
      <text:list text:style-name="numList_21" xml:id="list_21">
        <text:list-item>
          <text:p text:style-name="P31"><text:span text:style-name="T1">Идеальный источник ЭДС</text:span>: Обеспечивает постоянное напряжение без внутреннего сопротивления, независимо от нагрузки.</text:p>
        </text:list-item>
        <text:list-item>
          <text:p text:style-name="P31"><text:span text:style-name="T1">Реальный источник ЭДС</text:span>: Имеет конечное внутреннее сопротивление, и его напряжение изменяется в зависимости от нагрузки.</text:p>
        </text:list-item>
      </text:list>
      <text:h text:outline-level="3" text:style-name="Heading_3">Различия на потенциальной диаграмме:</text:h>
      <text:list text:style-name="numList_22" xml:id="list_22">
        <text:list-item>
          <text:p text:style-name="P32"><text:span text:style-name="T1">Идеальный источник</text:span>: Горизонтальная линия, показывающая постоянное значение потенциала.</text:p>
        </text:list-item>
        <text:list-item>
          <text:p text:style-name="P32"><text:span text:style-name="T1">Реальный источник</text:span>: Наклонная линия, демонстрирующая падение напряжения с увеличением тока из-за внутреннего сопротивления.</text:p>
        </text:list-item>
      </text:list>
      <text:p text:style-name="Text_body">Таким образом, идеальный источник обеспечивает стабильное напряжение, в то время как реальный источник показывает падение напряжения при увеличении нагрузки.</text:p>
      <text:p text:style-name="Text_body"/>
      <text:p text:style-name="Text_body">12. Классификация математических моделей ЭЦ. Проверка адекватности математической математической модели ЭЦ объекту моделирования ЭЦ. Критерии адекватности математической модели ЭЦ Классификация математических моделей ЭЦ:</text:p>
      <text:list text:style-name="numList_23" xml:id="list_23">
        <text:list-item>
          <text:p text:style-name="P33"><text:span text:style-name="T1">Статические</text:span>: Описывают цепь в фиксированный момент времени (например, постоянный ток).</text:p>
        </text:list-item>
        <text:list-item>
          <text:p text:style-name="P33"><text:span text:style-name="T1">Динамические</text:span>: Учитывают изменения во времени (например, переменный ток).</text:p>
        </text:list-item>
        <text:list-item>
          <text:p text:style-name="P33"><text:span text:style-name="T1">Линейные</text:span>: Основываются на линейных уравнениях, параметры изменяются пропорционально.</text:p>
        </text:list-item>
        <text:list-item>
          <text:p text:style-name="P33"><text:span text:style-name="T1">Нелинейные</text:span>: Описывают системы с нелинейными зависимостями (например, диоды, транзисторы).</text:p>
        </text:list-item>
      </text:list>
      <text:h text:outline-level="3" text:style-name="Heading_3">Проверка адекватности математической модели ЭЦ:</text:h>
      <text:p text:style-name="Text_body">Адекватность модели определяется тем, насколько точно она описывает реальные процессы, сравнивая расчетные данные с экспериментальными.</text:p>
      <text:h text:outline-level="3" text:style-name="Heading_3">Критерии адекватности математической модели ЭЦ:</text:h>
      <text:list text:style-name="numList_24" xml:id="list_24">
        <text:list-item>
          <text:p text:style-name="P34"><text:span text:style-name="T1">Сравнение результатов</text:span>: Совпадение расчетных и экспериментальных данных.</text:p>
        </text:list-item>
        <text:list-item>
          <text:p text:style-name="P34"><text:span text:style-name="T1">Прогнозирование</text:span>: Успешное предсказание поведения системы.</text:p>
        </text:list-item>
        <text:list-item>
          <text:p text:style-name="P34"><text:span text:style-name="T1">Устойчивость</text:span>: Сохранение точности при изменении входных данных.</text:p>
        </text:list-item>
        <text:list-item>
          <text:p text:style-name="P34"><text:span text:style-name="T1">Сложность</text:span>: Достаточная простота для понимания и анализа при сохранении описательности.</text:p>
        </text:list-item>
      </text:list>
      <text:p text:style-name="Text_body">13. Оценить достоинства и недостатки MathCad и Excel приложений для моделирования ЭЦ</text:p>
      <text:h text:outline-level="3" text:style-name="Heading_3">MathCad</text:h>
      <text:h text:outline-level="4" text:style-name="Heading_4">Достоинства:</text:h>
      <text:list text:style-name="numList_25" xml:id="list_25">
        <text:list-item>
          <text:p text:style-name="P35"><text:span text:style-name="T1">Интерактивность</text:span>: Реальное время для ввода уравнений и получения результатов.</text:p>
        </text:list-item>
        <text:list-item>
          <text:p text:style-name="P35"><text:span text:style-name="T1">Специализированные функции</text:span>: Упрощает сложные математические задачи.</text:p>
        </text:list-item>
        <text:list-item>
          <text:p text:style-name="P36"><text:span text:style-name="T1">Документирование</text:span>: Удобно оформлять расчеты с текстом и графиками.</text:p>
        </text:list-item>
      </text:list>
      <text:h text:outline-level="4" text:style-name="Heading_4">Недостатки:</text:h>
      <text:list text:style-name="numList_26" xml:id="list_26">
        <text:list-item>
          <text:p text:style-name="P37"><text:span text:style-name="T1">Цена</text:span>: Высокая стоимость лицензии.</text:p>
        </text:list-item>
        <text:list-item>
          <text:p text:style-name="P37"><text:span text:style-name="T1">Кривая обучения</text:span>: Нужно время для освоения.</text:p>
        </text:list-item>
        <text:list-item>
          <text:p text:style-name="P38"><text:span text:style-name="T1">Ограниченность</text:span>: Менее эффективен для больших объемов данных.</text:p>
        </text:list-item>
      </text:list>
      <text:h text:outline-level="3" text:style-name="Heading_3">Excel</text:h>
      <text:h text:outline-level="4" text:style-name="Heading_4">Достоинства:</text:h>
      <text:list text:style-name="numList_27" xml:id="list_27">
        <text:list-item>
          <text:p text:style-name="P39"><text:span text:style-name="T1">Широкое распространение</text:span>: Доступен и интуитивно понятен.</text:p>
        </text:list-item>
        <text:list-item>
          <text:p text:style-name="P39"><text:span text:style-name="T1">Обработка данных</text:span>: Хорош для анализа больших объемов информации.</text:p>
        </text:list-item>
        <text:list-item>
          <text:p text:style-name="P40"><text:span text:style-name="T1">Гибкость</text:span>: Возможности для создания формул и графиков.</text:p>
        </text:list-item>
      </text:list>
      <text:h text:outline-level="4" text:style-name="Heading_4">Недостатки:</text:h>
      <text:list text:style-name="numList_28" xml:id="list_28">
        <text:list-item>
          <text:p text:style-name="P41"><text:span text:style-name="T1">Ограниченные математические функции</text:span>: Сложные расчеты сложнее выполнять.</text:p>
        </text:list-item>
        <text:list-item>
          <text:p text:style-name="P41"><text:span text:style-name="T1">Сложность в документировании</text:span>: Менее удобно оформлять расчеты.</text:p>
        </text:list-item>
        <text:list-item>
          <text:p text:style-name="P42"><text:span text:style-name="T1">Ошибка в расчетах</text:span>: Большая вероятность ошибок из-за ручного ввода.</text:p>
        </text:list-item>
      </text:list>
      <text:h text:outline-level="3" text:style-name="Heading_3"/>
      <text:p text:style-name="Text_body">14. В каких случаях метод расчета (мат. Моделирование) является единственно возможным методом исследования ЭЦ</text:p>
      <text:p text:style-name="Text_body">Метод математического моделирования является единственно возможным методом исследования электрических цепей (ЭЦ) в следующих случаях:</text:p>
      <text:list text:style-name="numList_29" xml:id="list_29">
        <text:list-item>
          <text:p text:style-name="P43"><text:span text:style-name="T1">Сложные системы</text:span>: Для сложных цепей с нелинейными элементами, где эксперименты трудны.</text:p>
        </text:list-item>
        <text:list-item>
          <text:p text:style-name="P43"><text:span text:style-name="T1">Непредсказуемые условия</text:span>: Когда условия трудно воспроизвести в лаборатории (высокие напряжения, экстремальные температуры).</text:p>
        </text:list-item>
        <text:list-item>
          <text:p text:style-name="P43"><text:span text:style-name="T1">Экономия ресурсов</text:span>: Для сокращения затрат времени и ресурсов на экспериментальные исследования.</text:p>
        </text:list-item>
        <text:list-item>
          <text:p text:style-name="P43"><text:span text:style-name="T1">Оптимизация</text:span>: При поиске оптимальных решений для проектирования цепей.</text:p>
        </text:list-item>
        <text:list-item>
          <text:p text:style-name="P43"><text:span text:style-name="T1">Теоретические исследования</text:span>: Для проверки теорий и законов электротехники.</text:p>
        </text:list-item>
        <text:list-item>
          <text:p text:style-name="P43"><text:span text:style-name="T1">Безопасность</text:span>: При оценке опасных сценариев, где эксперименты могут быть рискованными.</text:p>
        </text:list-item>
      </text:list>
      <text:p text:style-name="Text_body">В этих случаях математическое моделирование становится необходимым инструментом для анализа и оптимизации ЭЦ.</text:p>
      <text:p text:style-name="Text_body"/>
      <text:p text:style-name="Text_body">15. Привести примеры исследования, управления и проектирования ЭЦ</text:p>
      <text:p text:style-name="Text_body"/>
      <text:h text:outline-level="4" text:style-name="Heading_4">1. Исследование:</text:h>
      <text:list text:style-name="numList_30" xml:id="list_30">
        <text:list-item>
          <text:p text:style-name="P44"><text:span text:style-name="T1">Анализ переходных процессов</text:span>: Моделирование реакции цепи на изменения напряжения или тока.</text:p>
        </text:list-item>
        <text:list-item>
          <text:p text:style-name="P45"><text:span text:style-name="T1">Изучение нелинейных элементов</text:span>: Моделирование работы цепей с диодами или транзисторами.</text:p>
        </text:list-item>
      </text:list>
      <text:h text:outline-level="4" text:style-name="Heading_4">2. Управление:</text:h>
      <text:list text:style-name="numList_31" xml:id="list_31">
        <text:list-item>
          <text:p text:style-name="P46"><text:span text:style-name="T1">Автоматизация тока</text:span>: Использование контроллеров для регулировки тока в зависимости от параметров.</text:p>
        </text:list-item>
        <text:list-item>
          <text:p text:style-name="P47"><text:span text:style-name="T1">Защитные системы</text:span>: Разработка реле, отключающих цепь при превышении допустимого тока или напряжения.</text:p>
        </text:list-item>
      </text:list>
      <text:h text:outline-level="4" text:style-name="Heading_4">3. Проектирование:</text:h>
      <text:list text:style-name="numList_32" xml:id="list_32">
        <text:list-item>
          <text:p text:style-name="P48"><text:span text:style-name="T1">Проектирование распределительных сетей</text:span>: Создание систем, учитывающих нагрузки и потери энергии.</text:p>
        </text:list-item>
        <text:list-item>
          <text:p text:style-name="P49"><text:span text:style-name="T1">Схемы управления</text:span>: Проектирование электрических схем для промышленных установок с учетом надежности и безопасности.</text:p>
        </text:list-item>
      </text:list>
      <text:p text:style-name="Text_body"/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ans" svg:font-family="Liberation Sans"/>
    <style:font-face style:name="Liberation Serif" svg:font-family="Liberation Serif"/>
    <style:font-face style:name="OpenSymbol" svg:font-family="OpenSymbol"/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 style:mirror="none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6pt"/>
      <style:text-properties fo:background-color="transparent" fo:color="#000000" fo:font-family="Liberation Serif" fo:font-size="12pt" fo:letter-spacing="0pt" style:font-name="Liberation Serif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Bullet Symbols" style:family="paragraph" style:name="Bullet_Symbols">
      <style:text-properties fo:font-family="OpenSymbol" style:font-name="OpenSymbol"/>
    </style:style>
    <style:style style:display-name="Contents 6" style:family="paragraph" style:name="Contents_6" style:nex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style:display-name="Heading" style:family="paragraph" style:name="Heading" style:next-style-name="Standard" style:parent-style-name="Standard">
      <style:paragraph-properties fo:keep-with-next="always" fo:margin-bottom="14.1449pt" fo:margin-top="11.9906pt" loext:contextual-spacing="false"/>
      <style:text-properties fo:font-family="Liberation Sans" fo:font-size="14pt" style:font-name="Liberation Sans" style:font-size-asian="14pt" style:font-size-complex="14pt"/>
    </style:style>
    <style:style co:is-default-style="true" style:display-name="Standard" style:family="paragraph" style:name="Standard"/>
    <style:style style:display-name="Endnote" style:family="paragraph" style:name="End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efault-outline-level="3" style:display-name="Heading 3" style:family="paragraph" style:list-style-name="" style:name="Heading_3" style:next-style-name="Text_body" style:parent-style-name="Heading">
      <style:paragraph-properties fo:margin-bottom="6.0095pt" fo:margin-top="7.0016pt" loext:contextual-spacing="false"/>
      <style:text-properties fo:font-family="Liberation Serif" fo:font-size="14pt" fo:font-weight="bold" style:font-name="Liberation Serif" style:font-size-asian="14pt" style:font-size-complex="14pt" style:font-weight-asian="bold" style:font-weight-complex="bold"/>
    </style:style>
    <style:style style:display-name="Text body" style:family="paragraph" style:name="Text_body" style:next-style-name="Standard" style:parent-style-name="Standard">
      <style:paragraph-properties fo:line-height="115%" fo:margin-bottom="14.1449pt" fo:margin-top="0pt" loext:contextual-spacing="false"/>
    </style:style>
    <style:style style:display-name="Strong Emphasis" style:family="text" style:name="Strong_Emphasis_tx">
      <co:linked-style style-name="Strong_Emphasis"/>
      <style:text-properties fo:font-weight="bold" style:font-weight-asian="bold" style:font-weight-complex="bold"/>
    </style:style>
    <style:style style:display-name="Strong Emphasis" style:family="paragraph" style:name="Strong_Emphasis">
      <co:linked-style style-name="Strong_Emphasis_tx"/>
      <style:text-properties fo:font-weight="bold" style:font-weight-asian="bold" style:font-weight-complex="bold"/>
    </style:style>
    <style:style style:display-name="Contents 3" style:family="paragraph" style:name="Contents_3" style:nex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Numbering Symbols" style:family="paragraph" style:name="Numbering_Symbols"/>
    <style:style style:display-name="Contents 9" style:family="paragraph" style:name="Contents_9" style:nex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5" style:family="paragraph" style:name="Contents_5" style:nex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Text_body" style:parent-style-name="Heading">
      <style:paragraph-properties fo:margin-bottom="6.0095pt" fo:margin-top="6.0095pt" loext:contextual-spacing="false"/>
      <style:text-properties fo:font-family="Liberation Serif" fo:font-size="12pt" fo:font-weight="bold" style:font-name="Liberation Serif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text:list-style style:name="numList_2">
      <text:list-level-style-bullet text:bullet-char="•" text:level="1">
        <style:list-level-properties text:list-level-position-and-space-mode="label-alignment">
          <style:list-level-label-alignment fo:margin-left="36pt" fo:text-indent="-14.1449pt" text:label-followed-by="listtab"/>
        </style:list-level-properties>
        <style:text-properties fo:font-family="OpenSymbol" style:font-name="OpenSymbol"/>
      </text:list-level-style-bullet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54pt" fo:text-indent="-18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72pt" fo:text-indent="-18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90.0001pt" fo:text-indent="-18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08.0001pt" fo:text-indent="-18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126.0001pt" fo:text-indent="-18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144.0001pt" fo:text-indent="-18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162.0001pt" fo:text-indent="-18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180.0001pt" fo:text-indent="-18pt" text:label-followed-by="listtab"/>
        </style:list-level-properties>
      </text:list-level-style-number>
    </text:list-style>
    <text:list-style style:name="numList_26">
      <text:list-level-style-number style:num-format="1" style:num-prefix="" style:num-suffix="." text:level="1" text:start-value="1">
        <style:list-level-properties text:list-level-position-and-space-mode="label-alignment">
          <style:list-level-label-alignment fo:margin-left="35.4614pt" fo:text-indent="-14.1449pt" text:label-followed-by="listtab"/>
        </style:list-level-properties>
      </text:list-level-style-number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70.8945pt" fo:text-indent="-14.1449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106.356pt" fo:text-indent="-14.1449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141.7891pt" fo:text-indent="-14.1449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77.2505pt" fo:text-indent="-14.1449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212.7119pt" fo:text-indent="-14.1449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248.145pt" fo:text-indent="-14.1449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283.6065pt" fo:text-indent="-14.1449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319.0396pt" fo:text-indent="-14.1449pt" text:label-followed-by="listtab"/>
        </style:list-level-properties>
      </text:list-level-style-number>
    </text:list-style>
    <text:list-style style:name="numList_8">
      <text:list-level-style-bullet text:bullet-char="•" text:level="1">
        <style:list-level-properties text:list-level-position-and-space-mode="label-alignment">
          <style:list-level-label-alignment fo:margin-left="36pt" fo:text-indent="-14.1449pt" text:label-followed-by="listtab"/>
        </style:list-level-properties>
        <style:text-properties fo:font-family="OpenSymbol" style:font-name="OpenSymbol"/>
      </text:list-level-style-bullet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54pt" fo:text-indent="-18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72pt" fo:text-indent="-18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90.0001pt" fo:text-indent="-18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08.0001pt" fo:text-indent="-18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126.0001pt" fo:text-indent="-18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144.0001pt" fo:text-indent="-18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162.0001pt" fo:text-indent="-18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180.0001pt" fo:text-indent="-18pt" text:label-followed-by="listtab"/>
        </style:list-level-properties>
      </text:list-level-style-number>
    </text:list-style>
    <text:list-style style:name="numList_5">
      <text:list-level-style-bullet text:bullet-char="•" text:level="1">
        <style:list-level-properties text:list-level-position-and-space-mode="label-alignment">
          <style:list-level-label-alignment fo:margin-left="36pt" fo:text-indent="-14.1449pt" text:label-followed-by="listtab"/>
        </style:list-level-properties>
        <style:text-properties fo:font-family="OpenSymbol" style:font-name="OpenSymbol"/>
      </text:list-level-style-bullet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54pt" fo:text-indent="-18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72pt" fo:text-indent="-18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90.0001pt" fo:text-indent="-18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08.0001pt" fo:text-indent="-18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126.0001pt" fo:text-indent="-18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144.0001pt" fo:text-indent="-18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162.0001pt" fo:text-indent="-18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180.0001pt" fo:text-indent="-18pt" text:label-followed-by="listtab"/>
        </style:list-level-properties>
      </text:list-level-style-number>
    </text:list-style>
    <text:list-style style:name="numList_19">
      <text:list-level-style-bullet text:bullet-char="•" text:level="1">
        <style:list-level-properties text:list-level-position-and-space-mode="label-alignment">
          <style:list-level-label-alignment fo:margin-left="35.4614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2">
        <style:list-level-properties text:list-level-position-and-space-mode="label-alignment">
          <style:list-level-label-alignment fo:margin-left="70.89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3">
        <style:list-level-properties text:list-level-position-and-space-mode="label-alignment">
          <style:list-level-label-alignment fo:margin-left="106.356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4">
        <style:list-level-properties text:list-level-position-and-space-mode="label-alignment">
          <style:list-level-label-alignment fo:margin-left="141.7891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5">
        <style:list-level-properties text:list-level-position-and-space-mode="label-alignment">
          <style:list-level-label-alignment fo:margin-left="177.250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6">
        <style:list-level-properties text:list-level-position-and-space-mode="label-alignment">
          <style:list-level-label-alignment fo:margin-left="212.7119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7">
        <style:list-level-properties text:list-level-position-and-space-mode="label-alignment">
          <style:list-level-label-alignment fo:margin-left="248.1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8">
        <style:list-level-properties text:list-level-position-and-space-mode="label-alignment">
          <style:list-level-label-alignment fo:margin-left="283.606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9">
        <style:list-level-properties text:list-level-position-and-space-mode="label-alignment">
          <style:list-level-label-alignment fo:margin-left="319.0396pt" fo:text-indent="-14.1449pt" text:label-followed-by="listtab"/>
        </style:list-level-properties>
        <style:text-properties fo:font-family="OpenSymbol" style:font-name="OpenSymbol"/>
      </text:list-level-style-bullet>
    </text:list-style>
    <text:list-style style:name="numList_28">
      <text:list-level-style-number style:num-format="1" style:num-prefix="" style:num-suffix="." text:level="1" text:start-value="1">
        <style:list-level-properties text:list-level-position-and-space-mode="label-alignment">
          <style:list-level-label-alignment fo:margin-left="35.4614pt" fo:text-indent="-14.1449pt" text:label-followed-by="listtab"/>
        </style:list-level-properties>
      </text:list-level-style-number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70.8945pt" fo:text-indent="-14.1449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106.356pt" fo:text-indent="-14.1449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141.7891pt" fo:text-indent="-14.1449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77.2505pt" fo:text-indent="-14.1449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212.7119pt" fo:text-indent="-14.1449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248.145pt" fo:text-indent="-14.1449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283.6065pt" fo:text-indent="-14.1449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319.0396pt" fo:text-indent="-14.1449pt" text:label-followed-by="listtab"/>
        </style:list-level-properties>
      </text:list-level-style-number>
    </text:list-style>
    <text:list-style style:name="numList_15">
      <text:list-level-style-bullet text:bullet-char="•" text:level="1">
        <style:list-level-properties text:list-level-position-and-space-mode="label-alignment">
          <style:list-level-label-alignment fo:margin-left="35.4614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2">
        <style:list-level-properties text:list-level-position-and-space-mode="label-alignment">
          <style:list-level-label-alignment fo:margin-left="70.89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3">
        <style:list-level-properties text:list-level-position-and-space-mode="label-alignment">
          <style:list-level-label-alignment fo:margin-left="106.356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4">
        <style:list-level-properties text:list-level-position-and-space-mode="label-alignment">
          <style:list-level-label-alignment fo:margin-left="141.7891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5">
        <style:list-level-properties text:list-level-position-and-space-mode="label-alignment">
          <style:list-level-label-alignment fo:margin-left="177.250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6">
        <style:list-level-properties text:list-level-position-and-space-mode="label-alignment">
          <style:list-level-label-alignment fo:margin-left="212.7119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7">
        <style:list-level-properties text:list-level-position-and-space-mode="label-alignment">
          <style:list-level-label-alignment fo:margin-left="248.1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8">
        <style:list-level-properties text:list-level-position-and-space-mode="label-alignment">
          <style:list-level-label-alignment fo:margin-left="283.606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9">
        <style:list-level-properties text:list-level-position-and-space-mode="label-alignment">
          <style:list-level-label-alignment fo:margin-left="319.0396pt" fo:text-indent="-14.1449pt" text:label-followed-by="listtab"/>
        </style:list-level-properties>
        <style:text-properties fo:font-family="OpenSymbol" style:font-name="OpenSymbol"/>
      </text:list-level-style-bullet>
    </text:list-style>
    <text:list-style style:name="numList_12">
      <text:list-level-style-bullet text:bullet-char="•" text:level="1">
        <style:list-level-properties text:list-level-position-and-space-mode="label-alignment">
          <style:list-level-label-alignment fo:margin-left="36pt" fo:text-indent="-14.1449pt" text:label-followed-by="listtab"/>
        </style:list-level-properties>
        <style:text-properties fo:font-family="OpenSymbol" style:font-name="OpenSymbol"/>
      </text:list-level-style-bullet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54pt" fo:text-indent="-18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72pt" fo:text-indent="-18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90.0001pt" fo:text-indent="-18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08.0001pt" fo:text-indent="-18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126.0001pt" fo:text-indent="-18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144.0001pt" fo:text-indent="-18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162.0001pt" fo:text-indent="-18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180.0001pt" fo:text-indent="-18pt" text:label-followed-by="listtab"/>
        </style:list-level-properties>
      </text:list-level-style-number>
    </text:list-style>
    <text:list-style style:name="numList_23">
      <text:list-level-style-number style:num-format="1" style:num-prefix="" style:num-suffix="." text:level="1" text:start-value="1">
        <style:list-level-properties text:list-level-position-and-space-mode="label-alignment">
          <style:list-level-label-alignment fo:margin-left="35.4614pt" fo:text-indent="-14.1449pt" text:label-followed-by="listtab"/>
        </style:list-level-properties>
      </text:list-level-style-number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70.8945pt" fo:text-indent="-14.1449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106.356pt" fo:text-indent="-14.1449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141.7891pt" fo:text-indent="-14.1449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77.2505pt" fo:text-indent="-14.1449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212.7119pt" fo:text-indent="-14.1449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248.145pt" fo:text-indent="-14.1449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283.6065pt" fo:text-indent="-14.1449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319.0396pt" fo:text-indent="-14.1449pt" text:label-followed-by="listtab"/>
        </style:list-level-properties>
      </text:list-level-style-number>
    </text:list-style>
    <text:list-style style:name="numList_18">
      <text:list-level-style-bullet text:bullet-char="•" text:level="1">
        <style:list-level-properties text:list-level-position-and-space-mode="label-alignment">
          <style:list-level-label-alignment fo:margin-left="35.4614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2">
        <style:list-level-properties text:list-level-position-and-space-mode="label-alignment">
          <style:list-level-label-alignment fo:margin-left="70.89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3">
        <style:list-level-properties text:list-level-position-and-space-mode="label-alignment">
          <style:list-level-label-alignment fo:margin-left="106.356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4">
        <style:list-level-properties text:list-level-position-and-space-mode="label-alignment">
          <style:list-level-label-alignment fo:margin-left="141.7891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5">
        <style:list-level-properties text:list-level-position-and-space-mode="label-alignment">
          <style:list-level-label-alignment fo:margin-left="177.250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6">
        <style:list-level-properties text:list-level-position-and-space-mode="label-alignment">
          <style:list-level-label-alignment fo:margin-left="212.7119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7">
        <style:list-level-properties text:list-level-position-and-space-mode="label-alignment">
          <style:list-level-label-alignment fo:margin-left="248.1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8">
        <style:list-level-properties text:list-level-position-and-space-mode="label-alignment">
          <style:list-level-label-alignment fo:margin-left="283.606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9">
        <style:list-level-properties text:list-level-position-and-space-mode="label-alignment">
          <style:list-level-label-alignment fo:margin-left="319.0396pt" fo:text-indent="-14.1449pt" text:label-followed-by="listtab"/>
        </style:list-level-properties>
        <style:text-properties fo:font-family="OpenSymbol" style:font-name="OpenSymbol"/>
      </text:list-level-style-bullet>
    </text:list-style>
    <text:list-style style:name="numList_24">
      <text:list-level-style-number style:num-format="1" style:num-prefix="" style:num-suffix="." text:level="1" text:start-value="1">
        <style:list-level-properties text:list-level-position-and-space-mode="label-alignment">
          <style:list-level-label-alignment fo:margin-left="35.4614pt" fo:text-indent="-14.1449pt" text:label-followed-by="listtab"/>
        </style:list-level-properties>
      </text:list-level-style-number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70.8945pt" fo:text-indent="-14.1449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106.356pt" fo:text-indent="-14.1449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141.7891pt" fo:text-indent="-14.1449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77.2505pt" fo:text-indent="-14.1449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212.7119pt" fo:text-indent="-14.1449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248.145pt" fo:text-indent="-14.1449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283.6065pt" fo:text-indent="-14.1449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319.0396pt" fo:text-indent="-14.1449pt" text:label-followed-by="listtab"/>
        </style:list-level-properties>
      </text:list-level-style-number>
    </text:list-style>
    <text:list-style style:name="numList_14">
      <text:list-level-style-bullet text:bullet-char="•" text:level="1">
        <style:list-level-properties text:list-level-position-and-space-mode="label-alignment">
          <style:list-level-label-alignment fo:margin-left="35.4614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2">
        <style:list-level-properties text:list-level-position-and-space-mode="label-alignment">
          <style:list-level-label-alignment fo:margin-left="70.89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3">
        <style:list-level-properties text:list-level-position-and-space-mode="label-alignment">
          <style:list-level-label-alignment fo:margin-left="106.356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4">
        <style:list-level-properties text:list-level-position-and-space-mode="label-alignment">
          <style:list-level-label-alignment fo:margin-left="141.7891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5">
        <style:list-level-properties text:list-level-position-and-space-mode="label-alignment">
          <style:list-level-label-alignment fo:margin-left="177.250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6">
        <style:list-level-properties text:list-level-position-and-space-mode="label-alignment">
          <style:list-level-label-alignment fo:margin-left="212.7119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7">
        <style:list-level-properties text:list-level-position-and-space-mode="label-alignment">
          <style:list-level-label-alignment fo:margin-left="248.1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8">
        <style:list-level-properties text:list-level-position-and-space-mode="label-alignment">
          <style:list-level-label-alignment fo:margin-left="283.606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9">
        <style:list-level-properties text:list-level-position-and-space-mode="label-alignment">
          <style:list-level-label-alignment fo:margin-left="319.0396pt" fo:text-indent="-14.1449pt" text:label-followed-by="listtab"/>
        </style:list-level-properties>
        <style:text-properties fo:font-family="OpenSymbol" style:font-name="OpenSymbol"/>
      </text:list-level-style-bullet>
    </text:list-style>
    <text:list-style style:name="numList_21">
      <text:list-level-style-number style:num-format="1" style:num-prefix="" style:num-suffix="." text:level="1" text:start-value="1">
        <style:list-level-properties text:list-level-position-and-space-mode="label-alignment">
          <style:list-level-label-alignment fo:margin-left="35.4614pt" fo:text-indent="-14.1449pt" text:label-followed-by="listtab"/>
        </style:list-level-properties>
      </text:list-level-style-number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70.8945pt" fo:text-indent="-14.1449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106.356pt" fo:text-indent="-14.1449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141.7891pt" fo:text-indent="-14.1449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77.2505pt" fo:text-indent="-14.1449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212.7119pt" fo:text-indent="-14.1449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248.145pt" fo:text-indent="-14.1449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283.6065pt" fo:text-indent="-14.1449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319.0396pt" fo:text-indent="-14.1449pt" text:label-followed-by="listtab"/>
        </style:list-level-properties>
      </text:list-level-style-number>
    </text:list-style>
    <text:list-style style:name="numList_29">
      <text:list-level-style-number style:num-format="1" style:num-prefix="" style:num-suffix="." text:level="1" text:start-value="1">
        <style:list-level-properties text:list-level-position-and-space-mode="label-alignment">
          <style:list-level-label-alignment fo:margin-left="35.4614pt" fo:text-indent="-14.1449pt" text:label-followed-by="listtab"/>
        </style:list-level-properties>
      </text:list-level-style-number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70.8945pt" fo:text-indent="-14.1449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106.356pt" fo:text-indent="-14.1449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141.7891pt" fo:text-indent="-14.1449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77.2505pt" fo:text-indent="-14.1449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212.7119pt" fo:text-indent="-14.1449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248.145pt" fo:text-indent="-14.1449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283.6065pt" fo:text-indent="-14.1449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319.0396pt" fo:text-indent="-14.1449pt" text:label-followed-by="listtab"/>
        </style:list-level-properties>
      </text:list-level-style-number>
    </text:list-style>
    <text:list-style style:name="numList_10">
      <text:list-level-style-bullet text:bullet-char="•" text:level="1">
        <style:list-level-properties text:list-level-position-and-space-mode="label-alignment">
          <style:list-level-label-alignment fo:margin-left="36pt" fo:text-indent="-14.1449pt" text:label-followed-by="listtab"/>
        </style:list-level-properties>
        <style:text-properties fo:font-family="OpenSymbol" style:font-name="OpenSymbol"/>
      </text:list-level-style-bullet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54pt" fo:text-indent="-18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72pt" fo:text-indent="-18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90.0001pt" fo:text-indent="-18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08.0001pt" fo:text-indent="-18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126.0001pt" fo:text-indent="-18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144.0001pt" fo:text-indent="-18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162.0001pt" fo:text-indent="-18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180.0001pt" fo:text-indent="-18pt" text:label-followed-by="listtab"/>
        </style:list-level-properties>
      </text:list-level-style-number>
    </text:list-style>
    <text:list-style style:name="numList_32">
      <text:list-level-style-bullet text:bullet-char="•" text:level="1">
        <style:list-level-properties text:list-level-position-and-space-mode="label-alignment">
          <style:list-level-label-alignment fo:margin-left="35.4614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2">
        <style:list-level-properties text:list-level-position-and-space-mode="label-alignment">
          <style:list-level-label-alignment fo:margin-left="70.89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3">
        <style:list-level-properties text:list-level-position-and-space-mode="label-alignment">
          <style:list-level-label-alignment fo:margin-left="106.356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4">
        <style:list-level-properties text:list-level-position-and-space-mode="label-alignment">
          <style:list-level-label-alignment fo:margin-left="141.7891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5">
        <style:list-level-properties text:list-level-position-and-space-mode="label-alignment">
          <style:list-level-label-alignment fo:margin-left="177.250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6">
        <style:list-level-properties text:list-level-position-and-space-mode="label-alignment">
          <style:list-level-label-alignment fo:margin-left="212.7119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7">
        <style:list-level-properties text:list-level-position-and-space-mode="label-alignment">
          <style:list-level-label-alignment fo:margin-left="248.1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8">
        <style:list-level-properties text:list-level-position-and-space-mode="label-alignment">
          <style:list-level-label-alignment fo:margin-left="283.606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9">
        <style:list-level-properties text:list-level-position-and-space-mode="label-alignment">
          <style:list-level-label-alignment fo:margin-left="319.0396pt" fo:text-indent="-14.1449pt" text:label-followed-by="listtab"/>
        </style:list-level-properties>
        <style:text-properties fo:font-family="OpenSymbol" style:font-name="OpenSymbol"/>
      </text:list-level-style-bullet>
    </text:list-style>
    <text:list-style style:name="numList_20">
      <text:list-level-style-number style:num-format="1" style:num-prefix="" style:num-suffix="." text:level="1" text:start-value="1">
        <style:list-level-properties text:list-level-position-and-space-mode="label-alignment">
          <style:list-level-label-alignment fo:margin-left="35.4614pt" fo:text-indent="-14.1449pt" text:label-followed-by="listtab"/>
        </style:list-level-properties>
      </text:list-level-style-number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70.8945pt" fo:text-indent="-14.1449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106.356pt" fo:text-indent="-14.1449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141.7891pt" fo:text-indent="-14.1449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77.2505pt" fo:text-indent="-14.1449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212.7119pt" fo:text-indent="-14.1449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248.145pt" fo:text-indent="-14.1449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283.6065pt" fo:text-indent="-14.1449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319.0396pt" fo:text-indent="-14.1449pt" text:label-followed-by="listtab"/>
        </style:list-level-properties>
      </text:list-level-style-number>
    </text:list-style>
    <text:list-style style:name="numList_7">
      <text:list-level-style-bullet text:bullet-char="•" text:level="1">
        <style:list-level-properties text:list-level-position-and-space-mode="label-alignment">
          <style:list-level-label-alignment fo:margin-left="36pt" fo:text-indent="-14.1449pt" text:label-followed-by="listtab"/>
        </style:list-level-properties>
        <style:text-properties fo:font-family="OpenSymbol" style:font-name="OpenSymbol"/>
      </text:list-level-style-bullet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54pt" fo:text-indent="-18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72pt" fo:text-indent="-18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90.0001pt" fo:text-indent="-18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08.0001pt" fo:text-indent="-18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126.0001pt" fo:text-indent="-18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144.0001pt" fo:text-indent="-18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162.0001pt" fo:text-indent="-18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180.0001pt" fo:text-indent="-18pt" text:label-followed-by="listtab"/>
        </style:list-level-properties>
      </text:list-level-style-number>
    </text:list-style>
    <text:list-style style:name="numList_17">
      <text:list-level-style-bullet text:bullet-char="•" text:level="1">
        <style:list-level-properties text:list-level-position-and-space-mode="label-alignment">
          <style:list-level-label-alignment fo:margin-left="35.4614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2">
        <style:list-level-properties text:list-level-position-and-space-mode="label-alignment">
          <style:list-level-label-alignment fo:margin-left="70.89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3">
        <style:list-level-properties text:list-level-position-and-space-mode="label-alignment">
          <style:list-level-label-alignment fo:margin-left="106.356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4">
        <style:list-level-properties text:list-level-position-and-space-mode="label-alignment">
          <style:list-level-label-alignment fo:margin-left="141.7891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5">
        <style:list-level-properties text:list-level-position-and-space-mode="label-alignment">
          <style:list-level-label-alignment fo:margin-left="177.250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6">
        <style:list-level-properties text:list-level-position-and-space-mode="label-alignment">
          <style:list-level-label-alignment fo:margin-left="212.7119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7">
        <style:list-level-properties text:list-level-position-and-space-mode="label-alignment">
          <style:list-level-label-alignment fo:margin-left="248.1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8">
        <style:list-level-properties text:list-level-position-and-space-mode="label-alignment">
          <style:list-level-label-alignment fo:margin-left="283.606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9">
        <style:list-level-properties text:list-level-position-and-space-mode="label-alignment">
          <style:list-level-label-alignment fo:margin-left="319.0396pt" fo:text-indent="-14.1449pt" text:label-followed-by="listtab"/>
        </style:list-level-properties>
        <style:text-properties fo:font-family="OpenSymbol" style:font-name="OpenSymbol"/>
      </text:list-level-style-bullet>
    </text:list-style>
    <text:list-style style:name="numList_22">
      <text:list-level-style-bullet text:bullet-char="•" text:level="1">
        <style:list-level-properties text:list-level-position-and-space-mode="label-alignment">
          <style:list-level-label-alignment fo:margin-left="35.4614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2">
        <style:list-level-properties text:list-level-position-and-space-mode="label-alignment">
          <style:list-level-label-alignment fo:margin-left="70.89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3">
        <style:list-level-properties text:list-level-position-and-space-mode="label-alignment">
          <style:list-level-label-alignment fo:margin-left="106.356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4">
        <style:list-level-properties text:list-level-position-and-space-mode="label-alignment">
          <style:list-level-label-alignment fo:margin-left="141.7891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5">
        <style:list-level-properties text:list-level-position-and-space-mode="label-alignment">
          <style:list-level-label-alignment fo:margin-left="177.250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6">
        <style:list-level-properties text:list-level-position-and-space-mode="label-alignment">
          <style:list-level-label-alignment fo:margin-left="212.7119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7">
        <style:list-level-properties text:list-level-position-and-space-mode="label-alignment">
          <style:list-level-label-alignment fo:margin-left="248.1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8">
        <style:list-level-properties text:list-level-position-and-space-mode="label-alignment">
          <style:list-level-label-alignment fo:margin-left="283.606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9">
        <style:list-level-properties text:list-level-position-and-space-mode="label-alignment">
          <style:list-level-label-alignment fo:margin-left="319.0396pt" fo:text-indent="-14.1449pt" text:label-followed-by="listtab"/>
        </style:list-level-properties>
        <style:text-properties fo:font-family="OpenSymbol" style:font-name="OpenSymbol"/>
      </text:list-level-style-bullet>
    </text:list-style>
    <text:list-style style:name="numList_1">
      <text:list-level-style-bullet text:bullet-char="•" text:level="1">
        <style:list-level-properties text:list-level-position-and-space-mode="label-alignment">
          <style:list-level-label-alignment fo:margin-left="36pt" fo:text-indent="-14.1449pt" text:label-followed-by="listtab"/>
        </style:list-level-properties>
        <style:text-properties fo:font-family="OpenSymbol" style:font-name="OpenSymbol"/>
      </text:list-level-style-bullet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54pt" fo:text-indent="-18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72pt" fo:text-indent="-18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90.0001pt" fo:text-indent="-18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08.0001pt" fo:text-indent="-18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126.0001pt" fo:text-indent="-18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144.0001pt" fo:text-indent="-18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162.0001pt" fo:text-indent="-18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180.0001pt" fo:text-indent="-18pt" text:label-followed-by="listtab"/>
        </style:list-level-properties>
      </text:list-level-style-number>
    </text:list-style>
    <text:list-style style:name="numList_16">
      <text:list-level-style-bullet text:bullet-char="•" text:level="1">
        <style:list-level-properties text:list-level-position-and-space-mode="label-alignment">
          <style:list-level-label-alignment fo:margin-left="35.4614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2">
        <style:list-level-properties text:list-level-position-and-space-mode="label-alignment">
          <style:list-level-label-alignment fo:margin-left="70.89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3">
        <style:list-level-properties text:list-level-position-and-space-mode="label-alignment">
          <style:list-level-label-alignment fo:margin-left="106.356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4">
        <style:list-level-properties text:list-level-position-and-space-mode="label-alignment">
          <style:list-level-label-alignment fo:margin-left="141.7891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5">
        <style:list-level-properties text:list-level-position-and-space-mode="label-alignment">
          <style:list-level-label-alignment fo:margin-left="177.250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6">
        <style:list-level-properties text:list-level-position-and-space-mode="label-alignment">
          <style:list-level-label-alignment fo:margin-left="212.7119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7">
        <style:list-level-properties text:list-level-position-and-space-mode="label-alignment">
          <style:list-level-label-alignment fo:margin-left="248.1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8">
        <style:list-level-properties text:list-level-position-and-space-mode="label-alignment">
          <style:list-level-label-alignment fo:margin-left="283.606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9">
        <style:list-level-properties text:list-level-position-and-space-mode="label-alignment">
          <style:list-level-label-alignment fo:margin-left="319.0396pt" fo:text-indent="-14.1449pt" text:label-followed-by="listtab"/>
        </style:list-level-properties>
        <style:text-properties fo:font-family="OpenSymbol" style:font-name="OpenSymbol"/>
      </text:list-level-style-bullet>
    </text:list-style>
    <text:list-style style:name="numList_4">
      <text:list-level-style-bullet text:bullet-char="•" text:level="1">
        <style:list-level-properties text:list-level-position-and-space-mode="label-alignment">
          <style:list-level-label-alignment fo:margin-left="36pt" fo:text-indent="-14.1449pt" text:label-followed-by="listtab"/>
        </style:list-level-properties>
        <style:text-properties fo:font-family="OpenSymbol" style:font-name="OpenSymbol"/>
      </text:list-level-style-bullet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54pt" fo:text-indent="-18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72pt" fo:text-indent="-18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90.0001pt" fo:text-indent="-18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08.0001pt" fo:text-indent="-18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126.0001pt" fo:text-indent="-18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144.0001pt" fo:text-indent="-18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162.0001pt" fo:text-indent="-18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180.0001pt" fo:text-indent="-18pt" text:label-followed-by="listtab"/>
        </style:list-level-properties>
      </text:list-level-style-number>
    </text:list-style>
    <text:list-style style:name="numList_30">
      <text:list-level-style-bullet text:bullet-char="•" text:level="1">
        <style:list-level-properties text:list-level-position-and-space-mode="label-alignment">
          <style:list-level-label-alignment fo:margin-left="35.4614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2">
        <style:list-level-properties text:list-level-position-and-space-mode="label-alignment">
          <style:list-level-label-alignment fo:margin-left="70.89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3">
        <style:list-level-properties text:list-level-position-and-space-mode="label-alignment">
          <style:list-level-label-alignment fo:margin-left="106.356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4">
        <style:list-level-properties text:list-level-position-and-space-mode="label-alignment">
          <style:list-level-label-alignment fo:margin-left="141.7891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5">
        <style:list-level-properties text:list-level-position-and-space-mode="label-alignment">
          <style:list-level-label-alignment fo:margin-left="177.250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6">
        <style:list-level-properties text:list-level-position-and-space-mode="label-alignment">
          <style:list-level-label-alignment fo:margin-left="212.7119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7">
        <style:list-level-properties text:list-level-position-and-space-mode="label-alignment">
          <style:list-level-label-alignment fo:margin-left="248.1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8">
        <style:list-level-properties text:list-level-position-and-space-mode="label-alignment">
          <style:list-level-label-alignment fo:margin-left="283.606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9">
        <style:list-level-properties text:list-level-position-and-space-mode="label-alignment">
          <style:list-level-label-alignment fo:margin-left="319.0396pt" fo:text-indent="-14.1449pt" text:label-followed-by="listtab"/>
        </style:list-level-properties>
        <style:text-properties fo:font-family="OpenSymbol" style:font-name="OpenSymbol"/>
      </text:list-level-style-bullet>
    </text:list-style>
    <text:list-style style:name="numList_9">
      <text:list-level-style-bullet text:bullet-char="•" text:level="1">
        <style:list-level-properties text:list-level-position-and-space-mode="label-alignment">
          <style:list-level-label-alignment fo:margin-left="36pt" fo:text-indent="-14.1449pt" text:label-followed-by="listtab"/>
        </style:list-level-properties>
        <style:text-properties fo:font-family="OpenSymbol" style:font-name="OpenSymbol"/>
      </text:list-level-style-bullet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54pt" fo:text-indent="-18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72pt" fo:text-indent="-18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90.0001pt" fo:text-indent="-18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08.0001pt" fo:text-indent="-18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126.0001pt" fo:text-indent="-18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144.0001pt" fo:text-indent="-18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162.0001pt" fo:text-indent="-18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180.0001pt" fo:text-indent="-18pt" text:label-followed-by="listtab"/>
        </style:list-level-properties>
      </text:list-level-style-number>
    </text:list-style>
    <text:list-style style:name="numList_13">
      <text:list-level-style-bullet text:bullet-char="•" text:level="1">
        <style:list-level-properties text:list-level-position-and-space-mode="label-alignment">
          <style:list-level-label-alignment fo:margin-left="36pt" fo:text-indent="-14.1449pt" text:label-followed-by="listtab"/>
        </style:list-level-properties>
        <style:text-properties fo:font-family="OpenSymbol" style:font-name="OpenSymbol"/>
      </text:list-level-style-bullet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54pt" fo:text-indent="-18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72pt" fo:text-indent="-18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90.0001pt" fo:text-indent="-18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08.0001pt" fo:text-indent="-18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126.0001pt" fo:text-indent="-18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144.0001pt" fo:text-indent="-18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162.0001pt" fo:text-indent="-18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180.0001pt" fo:text-indent="-18pt" text:label-followed-by="listtab"/>
        </style:list-level-properties>
      </text:list-level-style-number>
    </text:list-style>
    <text:list-style style:name="numList_31">
      <text:list-level-style-bullet text:bullet-char="•" text:level="1">
        <style:list-level-properties text:list-level-position-and-space-mode="label-alignment">
          <style:list-level-label-alignment fo:margin-left="35.4614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2">
        <style:list-level-properties text:list-level-position-and-space-mode="label-alignment">
          <style:list-level-label-alignment fo:margin-left="70.89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3">
        <style:list-level-properties text:list-level-position-and-space-mode="label-alignment">
          <style:list-level-label-alignment fo:margin-left="106.356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4">
        <style:list-level-properties text:list-level-position-and-space-mode="label-alignment">
          <style:list-level-label-alignment fo:margin-left="141.7891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5">
        <style:list-level-properties text:list-level-position-and-space-mode="label-alignment">
          <style:list-level-label-alignment fo:margin-left="177.250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6">
        <style:list-level-properties text:list-level-position-and-space-mode="label-alignment">
          <style:list-level-label-alignment fo:margin-left="212.7119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7">
        <style:list-level-properties text:list-level-position-and-space-mode="label-alignment">
          <style:list-level-label-alignment fo:margin-left="248.14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8">
        <style:list-level-properties text:list-level-position-and-space-mode="label-alignment">
          <style:list-level-label-alignment fo:margin-left="283.6065pt" fo:text-indent="-14.1449pt" text:label-followed-by="listtab"/>
        </style:list-level-properties>
        <style:text-properties fo:font-family="OpenSymbol" style:font-name="OpenSymbol"/>
      </text:list-level-style-bullet>
      <text:list-level-style-bullet text:bullet-char="•" text:level="9">
        <style:list-level-properties text:list-level-position-and-space-mode="label-alignment">
          <style:list-level-label-alignment fo:margin-left="319.0396pt" fo:text-indent="-14.1449pt" text:label-followed-by="listtab"/>
        </style:list-level-properties>
        <style:text-properties fo:font-family="OpenSymbol" style:font-name="OpenSymbol"/>
      </text:list-level-style-bullet>
    </text:list-style>
    <text:list-style style:name="numList_27">
      <text:list-level-style-number style:num-format="1" style:num-prefix="" style:num-suffix="." text:level="1" text:start-value="1">
        <style:list-level-properties text:list-level-position-and-space-mode="label-alignment">
          <style:list-level-label-alignment fo:margin-left="35.4614pt" fo:text-indent="-14.1449pt" text:label-followed-by="listtab"/>
        </style:list-level-properties>
      </text:list-level-style-number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70.8945pt" fo:text-indent="-14.1449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106.356pt" fo:text-indent="-14.1449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141.7891pt" fo:text-indent="-14.1449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77.2505pt" fo:text-indent="-14.1449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212.7119pt" fo:text-indent="-14.1449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248.145pt" fo:text-indent="-14.1449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283.6065pt" fo:text-indent="-14.1449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319.0396pt" fo:text-indent="-14.1449pt" text:label-followed-by="listtab"/>
        </style:list-level-properties>
      </text:list-level-style-number>
    </text:list-style>
    <text:list-style style:name="numList_3">
      <text:list-level-style-bullet text:bullet-char="•" text:level="1">
        <style:list-level-properties text:list-level-position-and-space-mode="label-alignment">
          <style:list-level-label-alignment fo:margin-left="36pt" fo:text-indent="-14.1449pt" text:label-followed-by="listtab"/>
        </style:list-level-properties>
        <style:text-properties fo:font-family="OpenSymbol" style:font-name="OpenSymbol"/>
      </text:list-level-style-bullet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54pt" fo:text-indent="-18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72pt" fo:text-indent="-18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90.0001pt" fo:text-indent="-18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08.0001pt" fo:text-indent="-18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126.0001pt" fo:text-indent="-18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144.0001pt" fo:text-indent="-18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162.0001pt" fo:text-indent="-18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180.0001pt" fo:text-indent="-18pt" text:label-followed-by="listtab"/>
        </style:list-level-properties>
      </text:list-level-style-number>
    </text:list-style>
    <text:list-style style:name="numList_25">
      <text:list-level-style-number style:num-format="1" style:num-prefix="" style:num-suffix="." text:level="1" text:start-value="1">
        <style:list-level-properties text:list-level-position-and-space-mode="label-alignment">
          <style:list-level-label-alignment fo:margin-left="35.4614pt" fo:text-indent="-14.1449pt" text:label-followed-by="listtab"/>
        </style:list-level-properties>
      </text:list-level-style-number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70.8945pt" fo:text-indent="-14.1449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106.356pt" fo:text-indent="-14.1449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141.7891pt" fo:text-indent="-14.1449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77.2505pt" fo:text-indent="-14.1449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212.7119pt" fo:text-indent="-14.1449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248.145pt" fo:text-indent="-14.1449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283.6065pt" fo:text-indent="-14.1449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319.0396pt" fo:text-indent="-14.1449pt" text:label-followed-by="listtab"/>
        </style:list-level-properties>
      </text:list-level-style-number>
    </text:list-style>
    <text:list-style style:name="numList_11">
      <text:list-level-style-bullet text:bullet-char="•" text:level="1">
        <style:list-level-properties text:list-level-position-and-space-mode="label-alignment">
          <style:list-level-label-alignment fo:margin-left="36pt" fo:text-indent="-14.1449pt" text:label-followed-by="listtab"/>
        </style:list-level-properties>
        <style:text-properties fo:font-family="OpenSymbol" style:font-name="OpenSymbol"/>
      </text:list-level-style-bullet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54pt" fo:text-indent="-18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72pt" fo:text-indent="-18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90.0001pt" fo:text-indent="-18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08.0001pt" fo:text-indent="-18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126.0001pt" fo:text-indent="-18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144.0001pt" fo:text-indent="-18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162.0001pt" fo:text-indent="-18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180.0001pt" fo:text-indent="-18pt" text:label-followed-by="listtab"/>
        </style:list-level-properties>
      </text:list-level-style-number>
    </text:list-style>
    <text:list-style style:name="numList_6">
      <text:list-level-style-bullet text:bullet-char="•" text:level="1">
        <style:list-level-properties text:list-level-position-and-space-mode="label-alignment">
          <style:list-level-label-alignment fo:margin-left="36pt" fo:text-indent="-14.1449pt" text:label-followed-by="listtab"/>
        </style:list-level-properties>
        <style:text-properties fo:font-family="OpenSymbol" style:font-name="OpenSymbol"/>
      </text:list-level-style-bullet>
      <text:list-level-style-number style:num-format="1" style:num-prefix="" style:num-suffix="." text:level="2" text:start-value="1">
        <style:list-level-properties text:list-level-position-and-space-mode="label-alignment">
          <style:list-level-label-alignment fo:margin-left="54pt" fo:text-indent="-18pt" text:label-followed-by="listtab"/>
        </style:list-level-properties>
      </text:list-level-style-number>
      <text:list-level-style-number style:num-format="1" style:num-prefix="" style:num-suffix="." text:level="3" text:start-value="1">
        <style:list-level-properties text:list-level-position-and-space-mode="label-alignment">
          <style:list-level-label-alignment fo:margin-left="72pt" fo:text-indent="-18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90.0001pt" fo:text-indent="-18pt" text:label-followed-by="listtab"/>
        </style:list-level-properties>
      </text:list-level-style-number>
      <text:list-level-style-number style:num-format="1" style:num-prefix="" style:num-suffix="." text:level="5" text:start-value="1">
        <style:list-level-properties text:list-level-position-and-space-mode="label-alignment">
          <style:list-level-label-alignment fo:margin-left="108.0001pt" fo:text-indent="-18pt" text:label-followed-by="listtab"/>
        </style:list-level-properties>
      </text:list-level-style-number>
      <text:list-level-style-number style:num-format="1" style:num-prefix="" style:num-suffix="." text:level="6" text:start-value="1">
        <style:list-level-properties text:list-level-position-and-space-mode="label-alignment">
          <style:list-level-label-alignment fo:margin-left="126.0001pt" fo:text-indent="-18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144.0001pt" fo:text-indent="-18pt" text:label-followed-by="listtab"/>
        </style:list-level-properties>
      </text:list-level-style-number>
      <text:list-level-style-number style:num-format="1" style:num-prefix="" style:num-suffix="." text:level="8" text:start-value="1">
        <style:list-level-properties text:list-level-position-and-space-mode="label-alignment">
          <style:list-level-label-alignment fo:margin-left="162.0001pt" fo:text-indent="-18pt" text:label-followed-by="listtab"/>
        </style:list-level-properties>
      </text:list-level-style-number>
      <text:list-level-style-number style:num-format="1" style:num-prefix="" style:num-suffix="." text:level="9" text:start-value="1">
        <style:list-level-properties text:list-level-position-and-space-mode="label-alignment">
          <style:list-level-label-alignment fo:margin-left="180.0001pt" fo:text-indent="-18pt" text:label-followed-by="listtab"/>
        </style:list-level-properties>
      </text:list-level-style-number>
    </text:list-style>
    <text:notes-configuration co:endnotes-position="document-end" style:num-format="i" text:note-class="endnote" text:start-numbering-at="document"/>
  </office:styles>
  <office:automatic-styles>
    <style:page-layout style:name="PM1">
      <style:page-layout-properties fo:margin-bottom="56.6929pt" fo:margin-left="56.6929pt" fo:margin-right="56.6929pt" fo:margin-top="56.6929pt" fo:page-height="841.8903pt" fo:page-width="595.3043pt" style:num-format="1"/>
      <style:header-style>
        <style:header-footer-properties fo:margin-bottom="0pt" fo:min-height="0pt"/>
      </style:header-style>
      <style:footer-style>
        <style:header-footer-properties fo:margin-top="0pt" fo:min-height="0pt"/>
      </style:footer-style>
    </style:page-layout>
  </office:automatic-styles>
  <office:master-styles>
    <style:master-page co:use-title-header-footer="false"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Android/34-1238.862.9476.867.1@5688b07644a86ad6926e24f04b4906eb4758a8c9</meta:generator>
    <dc:date>2024-10-03T05:31:22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2ac="http://schemas.microsoft.com/office/spreadsheetml/2011/1/ac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63000"/>
                  <a:satMod val="300000"/>
                </a:schemeClr>
              </a:gs>
              <a:gs pos="100000">
                <a:schemeClr val="phClr">
                  <a:tint val="8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 w="6350">
            <a:solidFill>
              <a:schemeClr val="phClr">
                <a:shade val="95000"/>
                <a:satMod val="105000"/>
              </a:schemeClr>
            </a:solidFill>
            <a:prstDash val="solid"/>
          </a:ln>
          <a:ln w="12700">
            <a:solidFill>
              <a:schemeClr val="phClr"/>
            </a:solidFill>
            <a:prstDash val="solid"/>
          </a:ln>
          <a:ln w="19050"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60000"/>
                  <a:satMod val="350000"/>
                </a:schemeClr>
              </a:gs>
              <a:gs pos="40000">
                <a:schemeClr val="phClr">
                  <a:tint val="5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2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